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E0000025BBE44780D3A81DE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486c" officeooo:paragraph-rsid="0002486c"/>
    </style:style>
    <style:style style:name="P2" style:family="paragraph" style:parent-style-name="Standard">
      <style:paragraph-properties fo:break-before="page"/>
      <style:text-properties officeooo:rsid="0002486c" officeooo:paragraph-rsid="0002486c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598in" svg:y="0.55in" svg:width="4in" svg:height="2in" draw:z-index="0">
        <draw:text-box>
          <text:p text:style-name="Standard"><draw:frame draw:style-name="fr2" draw:name="Image1" text:anchor-type="paragraph" svg:width="4.1in" svg:height="2.0098in" draw:z-index="10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4.35in" svg:y="0.55in" svg:width="4in" svg:height="2in" draw:z-index="1">
        <draw:text-box>
          <text:p text:style-name="Standard"><draw:frame draw:style-name="fr2" draw:name="Image2" text:anchor-type="paragraph" svg:width="4.1in" svg:height="2.0098in" draw:z-index="11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1598in" svg:y="2.55in" svg:width="4in" svg:height="2in" draw:z-index="2">
        <draw:text-box>
          <text:p text:style-name="Standard"><draw:frame draw:style-name="fr3" draw:name="Image7" text:anchor-type="paragraph" svg:width="4.1in" svg:height="2.0098in" draw:z-index="16" draw:transform="translate (-2.05in -1.00492125984252in) rotate (3.14159265358979) translate (2.05in 1.00492125984252in)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4.35in" svg:y="2.55in" svg:width="4in" svg:height="2in" draw:z-index="3">
        <draw:text-box>
          <text:p text:style-name="Standard"><draw:frame draw:style-name="fr3" draw:name="Image8" text:anchor-type="paragraph" svg:width="4.1in" svg:height="2.0098in" draw:z-index="17" draw:transform="translate (-2.05in -1.00492125984252in) rotate (3.14159265358979) translate (2.05in 1.00492125984252in)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1598in" svg:y="4.55in" svg:width="4in" svg:height="2in" draw:z-index="4">
        <draw:text-box>
          <text:p text:style-name="Standard"><draw:frame draw:style-name="fr2" draw:name="Image4" text:anchor-type="paragraph" svg:width="4.1in" svg:height="2.0098in" draw:z-index="13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4.35in" svg:y="4.55in" svg:width="4in" svg:height="2in" draw:z-index="5">
        <draw:text-box>
          <text:p text:style-name="Standard"><draw:frame draw:style-name="fr2" draw:name="Image3" text:anchor-type="paragraph" svg:width="4.1in" svg:height="2.0098in" draw:z-index="12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7" text:anchor-type="page" text:anchor-page-number="1" svg:x="0.1598in" svg:y="6.55in" svg:width="4in" svg:height="2in" draw:z-index="6">
        <draw:text-box>
          <text:p text:style-name="Standard"><draw:frame draw:style-name="fr3" draw:name="Image9" text:anchor-type="paragraph" svg:width="4.1in" svg:height="2.0098in" draw:z-index="18" draw:transform="translate (-2.05in -1.00492125984252in) rotate (3.14159265358979) translate (2.05in 1.00492125984252in)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8" text:anchor-type="page" text:anchor-page-number="1" svg:x="4.35in" svg:y="6.55in" svg:width="4in" svg:height="2in" draw:z-index="7">
        <draw:text-box>
          <text:p text:style-name="Standard"><draw:frame draw:style-name="fr3" draw:name="Image10" text:anchor-type="paragraph" svg:width="4.1in" svg:height="2.0098in" draw:z-index="19" draw:transform="translate (-2.05in -1.00492125984252in) rotate (3.14159265358979) translate (2.05in 1.00492125984252in)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9" text:anchor-type="page" text:anchor-page-number="1" svg:x="0.1598in" svg:y="8.55in" svg:width="4in" svg:height="2in" draw:z-index="8">
        <draw:text-box>
          <text:p text:style-name="Standard"><draw:frame draw:style-name="fr2" draw:name="Image5" text:anchor-type="paragraph" svg:width="4.1in" svg:height="2.0098in" draw:z-index="14"><draw:image xlink:href="Pictures/10000000000004CE0000025BBE44780D3A81DE27.png" xlink:type="simple" xlink:show="embed" xlink:actuate="onLoad" loext:mime-type="image/png"/></draw:frame></text:p>
        </draw:text-box>
      </draw:frame>
      <draw:frame draw:style-name="fr1" draw:name="Frame10" text:anchor-type="page" text:anchor-page-number="1" svg:x="4.35in" svg:y="8.55in" svg:width="4in" svg:height="2in" draw:z-index="9">
        <draw:text-box>
          <text:p text:style-name="Standard"><draw:frame draw:style-name="fr2" draw:name="Image6" text:anchor-type="paragraph" svg:width="4.1in" svg:height="2.0098in" draw:z-index="15"><draw:image xlink:href="Pictures/10000000000004CE0000025BBE44780D3A81DE27.png" xlink:type="simple" xlink:show="embed" xlink:actuate="onLoad" loext:mime-type="image/png"/></draw:frame></text:p>
        </draw:text-box>
      </draw:frame>
      <text:p text:style-name="Standard"/>
      <text:p text:style-name="P2">Fudged top margin +0.05”</text:p>
      <text:p text:style-name="P1">Print Quality = Present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55in" fo:margin-bottom="0in" fo:margin-left="0.1598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7:26:00.029847861</meta:creation-date>
    <dc:date>2020-12-30T17:30:37.237937815</dc:date>
    <meta:editing-duration>PT4M37S</meta:editing-duration>
    <meta:editing-cycles>1</meta:editing-cycles>
    <meta:document-statistic meta:table-count="0" meta:image-count="10" meta:object-count="0" meta:page-count="2" meta:paragraph-count="2" meta:word-count="8" meta:character-count="52" meta:non-whitespace-character-count="46"/>
    <meta:generator>LibreOffice/6.2.8.2$Linux_X86_64 LibreOffice_project/20$Build-2</meta:generator>
  </office:meta>
</office:document-meta>
</file>